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80000027A1CDC6E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908cm" svg:x="4.501cm" svg:y="3cm">
          <draw:image xlink:href="Pictures/10000000000003280000027A1CDC6E6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chim Köhler</meta:initial-creator>
    <meta:creation-date>2010-09-25T17:09:12.40</meta:creation-date>
    <dc:date>2010-09-25T17:10:56.67</dc:date>
    <dc:creator>Achim Köhler</dc:creator>
    <meta:editing-duration>PT00H01M50S</meta:editing-duration>
    <meta:editing-cycles>1</meta:editing-cycles>
    <meta:document-statistic meta:object-count="1"/>
    <meta:generator>OpenOffice.org/3.1$Win32 OpenOffice.org_project/310m19$Build-9420</meta:generator>
  </office:meta>
</office:document-meta>
</file>